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-3699">
            <text:p>Lu-3699</text:p>
          </table:table-cell>
          <table:table-cell office:value-type="float" office:value="80.458">
            <text:p>80.458</text:p>
          </table:table-cell>
          <table:table-cell office:value-type="float" office:value="-16.128">
            <text:p>-16.128</text:p>
          </table:table-cell>
          <table:table-cell office:value-type="float" office:value="6500.0">
            <text:p>6500.0</text:p>
          </table:table-cell>
          <table:table-cell office:value-type="float" office:value="90.0">
            <text:p>90.0</text:p>
          </table:table-cell>
          <table:table-cell office:value-type="string" office:value="moss, seaweed">
            <text:p>moss, seaw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8">
            <text:p>25.8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-3702">
            <text:p>Lu-3702</text:p>
          </table:table-cell>
          <table:table-cell office:value-type="float" office:value="80.437">
            <text:p>80.437</text:p>
          </table:table-cell>
          <table:table-cell office:value-type="float" office:value="-15.854">
            <text:p>-15.854</text:p>
          </table:table-cell>
          <table:table-cell office:value-type="float" office:value="8290.0">
            <text:p>8290.0</text:p>
          </table:table-cell>
          <table:table-cell office:value-type="float" office:value="80.0">
            <text:p>80.0</text:p>
          </table:table-cell>
          <table:table-cell office:value-type="string" office:value="bivalves">
            <text:p>bivalve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9.200000000000001">
            <text:p>9.200000000000001</text:p>
          </table:table-cell>
          <table:table-cell office:value-type="float" office:value="9.200000000000001">
            <text:p>9.200000000000001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-3700">
            <text:p>Lu-3700</text:p>
          </table:table-cell>
          <table:table-cell office:value-type="float" office:value="80.458">
            <text:p>80.458</text:p>
          </table:table-cell>
          <table:table-cell office:value-type="float" office:value="-16.128">
            <text:p>-16.128</text:p>
          </table:table-cell>
          <table:table-cell office:value-type="float" office:value="7300.0">
            <text:p>7300.0</text:p>
          </table:table-cell>
          <table:table-cell office:value-type="float" office:value="90.0">
            <text:p>90.0</text:p>
          </table:table-cell>
          <table:table-cell office:value-type="string" office:value="moss, seaweed">
            <text:p>moss, seaw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8">
            <text:p>38.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I-370">
            <text:p>I-370</text:p>
          </table:table-cell>
          <table:table-cell office:value-type="float" office:value="80.467">
            <text:p>80.467</text:p>
          </table:table-cell>
          <table:table-cell office:value-type="float" office:value="-20.75">
            <text:p>-20.75</text:p>
          </table:table-cell>
          <table:table-cell office:value-type="float" office:value="7105.0">
            <text:p>7105.0</text:p>
          </table:table-cell>
          <table:table-cell office:value-type="float" office:value="154.0">
            <text:p>15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7.9">
            <text:p>57.9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I-365">
            <text:p>I-365</text:p>
          </table:table-cell>
          <table:table-cell office:value-type="float" office:value="80.05">
            <text:p>80.05</text:p>
          </table:table-cell>
          <table:table-cell office:value-type="float" office:value="-20.667">
            <text:p>-20.667</text:p>
          </table:table-cell>
          <table:table-cell office:value-type="float" office:value="5430.0">
            <text:p>5430.0</text:p>
          </table:table-cell>
          <table:table-cell office:value-type="float" office:value="154.0">
            <text:p>15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7">
            <text:p>20.7</text:p>
          </table:table-cell>
          <table:table-cell office:value-type="float" office:value="4.1">
            <text:p>4.1</text:p>
          </table:table-cell>
          <table:table-cell office:value-type="float" office:value="4.1">
            <text:p>4.1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I-366">
            <text:p>I-366</text:p>
          </table:table-cell>
          <table:table-cell office:value-type="float" office:value="80.1">
            <text:p>80.1</text:p>
          </table:table-cell>
          <table:table-cell office:value-type="float" office:value="-20.667">
            <text:p>-20.667</text:p>
          </table:table-cell>
          <table:table-cell office:value-type="float" office:value="7305.0">
            <text:p>7305.0</text:p>
          </table:table-cell>
          <table:table-cell office:value-type="float" office:value="154.0">
            <text:p>15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9.6">
            <text:p>39.6</text:p>
          </table:table-cell>
          <table:table-cell office:value-type="float" office:value="7.9">
            <text:p>7.9</text:p>
          </table:table-cell>
          <table:table-cell office:value-type="float" office:value="7.9">
            <text:p>7.9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I-367">
            <text:p>I-367</text:p>
          </table:table-cell>
          <table:table-cell office:value-type="float" office:value="80.1">
            <text:p>80.1</text:p>
          </table:table-cell>
          <table:table-cell office:value-type="float" office:value="-20.667">
            <text:p>-20.667</text:p>
          </table:table-cell>
          <table:table-cell office:value-type="float" office:value="7205.0">
            <text:p>7205.0</text:p>
          </table:table-cell>
          <table:table-cell office:value-type="float" office:value="154.0">
            <text:p>15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2">
            <text:p>41.2</text:p>
          </table:table-cell>
          <table:table-cell office:value-type="float" office:value="8.2">
            <text:p>8.2</text:p>
          </table:table-cell>
          <table:table-cell office:value-type="float" office:value="8.2">
            <text:p>8.2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I-369">
            <text:p>I-369</text:p>
          </table:table-cell>
          <table:table-cell office:value-type="float" office:value="80.1">
            <text:p>80.1</text:p>
          </table:table-cell>
          <table:table-cell office:value-type="float" office:value="-20.667">
            <text:p>-20.667</text:p>
          </table:table-cell>
          <table:table-cell office:value-type="float" office:value="3780.0">
            <text:p>3780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11138">
            <text:p>AAR-11138</text:p>
          </table:table-cell>
          <table:table-cell office:value-type="float" office:value="80.4407">
            <text:p>80.4407</text:p>
          </table:table-cell>
          <table:table-cell office:value-type="float" office:value="-15.904">
            <text:p>-15.904</text:p>
          </table:table-cell>
          <table:table-cell office:value-type="float" office:value="6925.0">
            <text:p>6925.0</text:p>
          </table:table-cell>
          <table:table-cell office:value-type="float" office:value="43.0">
            <text:p>43.0</text:p>
          </table:table-cell>
          <table:table-cell office:value-type="string" office:value="Hiatella, Mya">
            <text:p>Hiatella, My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-1874">
            <text:p>Lu-1874</text:p>
          </table:table-cell>
          <table:table-cell office:value-type="float" office:value="80.283">
            <text:p>80.283</text:p>
          </table:table-cell>
          <table:table-cell office:value-type="float" office:value="-16.167">
            <text:p>-16.167</text:p>
          </table:table-cell>
          <table:table-cell office:value-type="float" office:value="7490.0">
            <text:p>7490.0</text:p>
          </table:table-cell>
          <table:table-cell office:value-type="float" office:value="75.0">
            <text:p>75.0</text:p>
          </table:table-cell>
          <table:table-cell office:value-type="string" office:value="Mya truncata, Hiatella arctica, and Astarte borealis">
            <text:p>Mya truncata, Hiatella arctica, and 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akansson1982">
            <text:p>Hakansson1982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11139">
            <text:p>AAR-11139</text:p>
          </table:table-cell>
          <table:table-cell office:value-type="float" office:value="80.41892">
            <text:p>80.41892</text:p>
          </table:table-cell>
          <table:table-cell office:value-type="float" office:value="-16.0134">
            <text:p>-16.0134</text:p>
          </table:table-cell>
          <table:table-cell office:value-type="float" office:value="8965.0">
            <text:p>896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4.0">
            <text:p>54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S-7278">
            <text:p>LuS-7278</text:p>
          </table:table-cell>
          <table:table-cell office:value-type="float" office:value="80.43552">
            <text:p>80.43552</text:p>
          </table:table-cell>
          <table:table-cell office:value-type="float" office:value="-15.94032">
            <text:p>-15.94032</text:p>
          </table:table-cell>
          <table:table-cell office:value-type="float" office:value="9600.0">
            <text:p>9600.0</text:p>
          </table:table-cell>
          <table:table-cell office:value-type="float" office:value="80.0">
            <text:p>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K-753">
            <text:p>K-753</text:p>
          </table:table-cell>
          <table:table-cell office:value-type="float" office:value="80.9">
            <text:p>80.9</text:p>
          </table:table-cell>
          <table:table-cell office:value-type="float" office:value="-23.75">
            <text:p>-23.75</text:p>
          </table:table-cell>
          <table:table-cell office:value-type="float" office:value="3680.0">
            <text:p>3680.0</text:p>
          </table:table-cell>
          <table:table-cell office:value-type="float" office:value="120.0">
            <text:p>12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,Tauber1964">
            <text:p>FunderEtal2011,Tauber1964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S-7277">
            <text:p>LuS-7277</text:p>
          </table:table-cell>
          <table:table-cell office:value-type="float" office:value="80.45655">
            <text:p>80.45655</text:p>
          </table:table-cell>
          <table:table-cell office:value-type="float" office:value="-16.12161">
            <text:p>-16.12161</text:p>
          </table:table-cell>
          <table:table-cell office:value-type="float" office:value="8325.0">
            <text:p>8325.0</text:p>
          </table:table-cell>
          <table:table-cell office:value-type="float" office:value="65.0">
            <text:p>6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-3701">
            <text:p>Lu-3701</text:p>
          </table:table-cell>
          <table:table-cell office:value-type="float" office:value="80.458">
            <text:p>80.458</text:p>
          </table:table-cell>
          <table:table-cell office:value-type="float" office:value="-16.128">
            <text:p>-16.128</text:p>
          </table:table-cell>
          <table:table-cell office:value-type="float" office:value="7730.0">
            <text:p>7730.0</text:p>
          </table:table-cell>
          <table:table-cell office:value-type="float" office:value="100.0">
            <text:p>100.0</text:p>
          </table:table-cell>
          <table:table-cell office:value-type="string" office:value="Narwhale">
            <text:p>Narwhale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4.5">
            <text:p>54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HAR-3562">
            <text:p>HAR-3562</text:p>
          </table:table-cell>
          <table:table-cell office:value-type="float" office:value="81.183">
            <text:p>81.183</text:p>
          </table:table-cell>
          <table:table-cell office:value-type="float" office:value="-22.367">
            <text:p>-22.367</text:p>
          </table:table-cell>
          <table:table-cell office:value-type="float" office:value="7890.0">
            <text:p>7890.0</text:p>
          </table:table-cell>
          <table:table-cell office:value-type="float" office:value="110.0">
            <text:p>11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3840">
            <text:p>AAR-3840</text:p>
          </table:table-cell>
          <table:table-cell office:value-type="float" office:value="79.748">
            <text:p>79.748</text:p>
          </table:table-cell>
          <table:table-cell office:value-type="float" office:value="-18.86">
            <text:p>-18.86</text:p>
          </table:table-cell>
          <table:table-cell office:value-type="float" office:value="9280.0">
            <text:p>9280.0</text:p>
          </table:table-cell>
          <table:table-cell office:value-type="float" office:value="55.0">
            <text:p>55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4.0">
            <text:p>54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K-6895">
            <text:p>K-6895</text:p>
          </table:table-cell>
          <table:table-cell office:value-type="float" office:value="79.827">
            <text:p>79.827</text:p>
          </table:table-cell>
          <table:table-cell office:value-type="float" office:value="-19.565">
            <text:p>-19.565</text:p>
          </table:table-cell>
          <table:table-cell office:value-type="float" office:value="5945.0">
            <text:p>5945.0</text:p>
          </table:table-cell>
          <table:table-cell office:value-type="float" office:value="96.0">
            <text:p>96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K-563">
            <text:p>K-563</text:p>
          </table:table-cell>
          <table:table-cell office:value-type="float" office:value="80.65">
            <text:p>80.65</text:p>
          </table:table-cell>
          <table:table-cell office:value-type="float" office:value="-23.43333">
            <text:p>-23.43333</text:p>
          </table:table-cell>
          <table:table-cell office:value-type="float" office:value="3610.0">
            <text:p>361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,Tauber1960">
            <text:p>FunderEtal2011,Tauber1960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W-1072">
            <text:p>W-1072</text:p>
          </table:table-cell>
          <table:table-cell office:value-type="float" office:value="80.417">
            <text:p>80.417</text:p>
          </table:table-cell>
          <table:table-cell office:value-type="float" office:value="-20.117">
            <text:p>-20.117</text:p>
          </table:table-cell>
          <table:table-cell office:value-type="float" office:value="7055.0">
            <text:p>7055.0</text:p>
          </table:table-cell>
          <table:table-cell office:value-type="float" office:value="601.0">
            <text:p>601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3.0">
            <text:p>53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W-1063">
            <text:p>W-1063</text:p>
          </table:table-cell>
          <table:table-cell office:value-type="float" office:value="80.083">
            <text:p>80.083</text:p>
          </table:table-cell>
          <table:table-cell office:value-type="float" office:value="-21.833">
            <text:p>-21.833</text:p>
          </table:table-cell>
          <table:table-cell office:value-type="float" office:value="6440.0">
            <text:p>6440.0</text:p>
          </table:table-cell>
          <table:table-cell office:value-type="float" office:value="302.0">
            <text:p>302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4123">
            <text:p>AAR-4123</text:p>
          </table:table-cell>
          <table:table-cell office:value-type="float" office:value="79.748">
            <text:p>79.748</text:p>
          </table:table-cell>
          <table:table-cell office:value-type="float" office:value="-18.86">
            <text:p>-18.86</text:p>
          </table:table-cell>
          <table:table-cell office:value-type="float" office:value="9130.0">
            <text:p>9130.0</text:p>
          </table:table-cell>
          <table:table-cell office:value-type="float" office:value="65.0">
            <text:p>65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4124">
            <text:p>AAR-4124</text:p>
          </table:table-cell>
          <table:table-cell office:value-type="float" office:value="79.827">
            <text:p>79.827</text:p>
          </table:table-cell>
          <table:table-cell office:value-type="float" office:value="-19.565">
            <text:p>-19.565</text:p>
          </table:table-cell>
          <table:table-cell office:value-type="float" office:value="7710.0">
            <text:p>7710.0</text:p>
          </table:table-cell>
          <table:table-cell office:value-type="float" office:value="70.0">
            <text:p>7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K-565">
            <text:p>K-565</text:p>
          </table:table-cell>
          <table:table-cell office:value-type="float" office:value="80.65">
            <text:p>80.65</text:p>
          </table:table-cell>
          <table:table-cell office:value-type="float" office:value="-23.43333">
            <text:p>-23.43333</text:p>
          </table:table-cell>
          <table:table-cell office:value-type="float" office:value="3000.0">
            <text:p>300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,Tauber1961">
            <text:p>FunderEtal2011,Tauber196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4125">
            <text:p>AAR-4125</text:p>
          </table:table-cell>
          <table:table-cell office:value-type="float" office:value="79.74">
            <text:p>79.74</text:p>
          </table:table-cell>
          <table:table-cell office:value-type="float" office:value="-18.805">
            <text:p>-18.805</text:p>
          </table:table-cell>
          <table:table-cell office:value-type="float" office:value="5215.0">
            <text:p>5215.0</text:p>
          </table:table-cell>
          <table:table-cell office:value-type="float" office:value="55.0">
            <text:p>55.0</text:p>
          </table:table-cell>
          <table:table-cell office:value-type="string" office:value="Serripes groenlandicus">
            <text:p>Serripes groenlandic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S-7274">
            <text:p>LuS-7274</text:p>
          </table:table-cell>
          <table:table-cell office:value-type="float" office:value="80.4628">
            <text:p>80.4628</text:p>
          </table:table-cell>
          <table:table-cell office:value-type="float" office:value="-16.06815">
            <text:p>-16.06815</text:p>
          </table:table-cell>
          <table:table-cell office:value-type="float" office:value="4925.0">
            <text:p>4925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S-7275">
            <text:p>LuS-7275</text:p>
          </table:table-cell>
          <table:table-cell office:value-type="float" office:value="80.45309">
            <text:p>80.45309</text:p>
          </table:table-cell>
          <table:table-cell office:value-type="float" office:value="-16.11071">
            <text:p>-16.11071</text:p>
          </table:table-cell>
          <table:table-cell office:value-type="float" office:value="9695.0">
            <text:p>9695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2.0">
            <text:p>6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S-7276">
            <text:p>LuS-7276</text:p>
          </table:table-cell>
          <table:table-cell office:value-type="float" office:value="80.45868">
            <text:p>80.45868</text:p>
          </table:table-cell>
          <table:table-cell office:value-type="float" office:value="-16.12817">
            <text:p>-16.12817</text:p>
          </table:table-cell>
          <table:table-cell office:value-type="float" office:value="7660.0">
            <text:p>7660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HAR-3570">
            <text:p>HAR-3570</text:p>
          </table:table-cell>
          <table:table-cell office:value-type="float" office:value="80.683">
            <text:p>80.683</text:p>
          </table:table-cell>
          <table:table-cell office:value-type="float" office:value="-23.667">
            <text:p>-23.667</text:p>
          </table:table-cell>
          <table:table-cell office:value-type="float" office:value="6190.0">
            <text:p>6190.0</text:p>
          </table:table-cell>
          <table:table-cell office:value-type="float" office:value="130.0">
            <text:p>13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K-564">
            <text:p>K-564</text:p>
          </table:table-cell>
          <table:table-cell office:value-type="float" office:value="80.65">
            <text:p>80.65</text:p>
          </table:table-cell>
          <table:table-cell office:value-type="float" office:value="-23.93333">
            <text:p>-23.93333</text:p>
          </table:table-cell>
          <table:table-cell office:value-type="float" office:value="3700.0">
            <text:p>370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,Tauber1960">
            <text:p>FunderEtal2011,Tauber19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